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07e" officeooo:paragraph-rsid="0000907e"/>
    </style:style>
    <style:style style:name="T1" style:family="text">
      <style:text-properties officeooo:rsid="000177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this channel:</text:p>
      <text:p text:style-name="P1"/>
      <text:p text:style-name="P1">This channel is aimed at covering what you need to be a developer. More so fill the gap between how to write code <text:span text:style-name="T1">after finishing a tutorial series, either a college course.</text:span></text:p>
      <text:p text:style-name="P1">What do you need to follow along:</text:p>
      <text:p text:style-name="P1"/>
      <text:p text:style-name="P1">How to find what you are looking for:</text:p>
      <text:p text:style-name="P1"/>
      <text:p text:style-name="P1">Release dates tentative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6-03T00:34:11.746000000</dc:date>
    <meta:editing-duration>PT3M14S</meta:editing-duration>
    <meta:editing-cycles>1</meta:editing-cycles>
    <meta:document-statistic meta:table-count="0" meta:image-count="0" meta:object-count="0" meta:page-count="1" meta:paragraph-count="5" meta:word-count="54" meta:character-count="288" meta:non-whitespace-character-count="239"/>
  </office:meta>
</office:document-meta>
</file>